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3" style:parent-style-name="Standard" style:family="paragraph">
      <style:text-properties fo:font-weight="bold" style:font-weight-asian="bold" style:font-weight-complex="bold" fo:language="en" fo:country="IN"/>
    </style:style>
    <style:style style:name="P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IN"/>
    </style:style>
    <style:style style:name="T5" style:parent-style-name="DefaultParagraphFont" style:family="text">
      <style:text-properties fo:font-weight="bold" style:font-weight-asian="bold" style:font-weight-complex="bold" fo:language="en" fo:country="IN"/>
    </style:style>
    <style:style style:name="P6" style:parent-style-name="Standard" style:family="paragraph">
      <style:text-properties fo:language="en" fo:country="IN"/>
    </style:style>
    <style:style style:name="P7" style:parent-style-name="Standard" style:family="paragraph">
      <style:text-properties fo:language="en" fo:country="IN"/>
    </style:style>
    <style:style style:name="P8" style:parent-style-name="Standard" style:family="paragraph">
      <style:text-properties fo:language="en" fo:country="IN"/>
    </style:style>
    <style:style style:name="P9" style:parent-style-name="Standard" style:family="paragraph">
      <style:text-properties fo:language="en" fo:country="IN"/>
    </style:style>
    <style:style style:name="P10" style:parent-style-name="Standard" style:family="paragraph">
      <style:text-properties fo:language="en" fo:country="IN"/>
    </style:style>
    <style:style style:name="P11" style:parent-style-name="Standard" style:family="paragraph">
      <style:text-properties fo:language="en" fo:country="IN"/>
    </style:style>
    <style:style style:name="P12" style:parent-style-name="Standard" style:family="paragraph">
      <style:text-properties fo:language="en" fo:country="IN"/>
    </style:style>
    <style:style style:name="P13" style:parent-style-name="Standard" style:family="paragraph">
      <style:text-properties fo:language="en" fo:country="IN"/>
    </style:style>
    <style:style style:name="P14" style:parent-style-name="Standard" style:family="paragraph">
      <style:text-properties fo:language="en" fo:country="IN"/>
    </style:style>
    <style:style style:name="P15" style:parent-style-name="Standard" style:family="paragraph">
      <style:text-properties fo:language="en" fo:country="IN"/>
    </style:style>
    <style:style style:name="P16" style:parent-style-name="Standard" style:family="paragraph">
      <style:text-properties fo:language="en" fo:country="IN"/>
    </style:style>
    <style:style style:name="P17" style:parent-style-name="Standard" style:family="paragraph">
      <style:text-properties fo:language="en" fo:country="IN"/>
    </style:style>
    <style:style style:name="P18" style:parent-style-name="Standard" style:family="paragraph">
      <style:text-properties fo:language="en" fo:country="IN"/>
    </style:style>
    <style:style style:name="P19" style:parent-style-name="Standard" style:family="paragraph">
      <style:text-properties fo:language="en" fo:country="IN"/>
    </style:style>
    <style:style style:name="P20" style:parent-style-name="Standard" style:family="paragraph">
      <style:text-properties fo:language="en" fo:country="IN"/>
    </style:style>
    <style:style style:name="P21" style:parent-style-name="Standard" style:family="paragraph">
      <style:text-properties fo:language="en" fo:country="IN"/>
    </style:style>
    <style:style style:name="P22" style:parent-style-name="Standard" style:family="paragraph">
      <style:text-properties fo:language="en" fo:country="IN"/>
    </style:style>
    <style:style style:name="P23" style:parent-style-name="Standard" style:family="paragraph">
      <style:text-properties fo:language="en" fo:country="IN"/>
    </style:style>
    <style:style style:name="P24" style:parent-style-name="Standard" style:family="paragraph">
      <style:text-properties fo:language="en" fo:country="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text-properties fo:language="en" fo:country="IN"/>
    </style:style>
    <style:style style:name="P29" style:parent-style-name="Standard" style:family="paragraph">
      <style:text-properties fo:language="en" fo:country="IN"/>
    </style:style>
    <style:style style:name="P30" style:parent-style-name="Standard" style:family="paragraph">
      <style:text-properties fo:language="en" fo:country="IN"/>
    </style:style>
    <style:style style:name="P31" style:parent-style-name="Standard" style:family="paragraph">
      <style:text-properties fo:language="en" fo:country="IN"/>
    </style:style>
    <style:style style:name="P32" style:parent-style-name="Standard" style:family="paragraph">
      <style:text-properties fo:language="en" fo:country="IN"/>
    </style:style>
    <style:style style:name="P33" style:parent-style-name="Standard" style:family="paragraph">
      <style:text-properties fo:language="en" fo:country="IN"/>
    </style:style>
    <style:style style:name="P34" style:parent-style-name="Standard" style:family="paragraph">
      <style:text-properties fo:language="en" fo:country="IN"/>
    </style:style>
    <style:style style:name="P35" style:parent-style-name="Standard" style:family="paragraph">
      <style:text-properties fo:language="en" fo:country="IN"/>
    </style:style>
    <style:style style:name="P36" style:parent-style-name="Standard" style:family="paragraph">
      <style:text-properties fo:language="en" fo:country="IN"/>
    </style:style>
    <style:style style:name="P37" style:parent-style-name="Standard" style:family="paragraph">
      <style:text-properties fo:language="en" fo:country="IN"/>
    </style:style>
    <style:style style:name="P38" style:parent-style-name="Standard" style:family="paragraph">
      <style:text-properties fo:language="en" fo:country="IN"/>
    </style:style>
    <style:style style:name="P39" style:parent-style-name="Standard" style:family="paragraph">
      <style:text-properties fo:font-weight="bold" style:font-weight-asian="bold" style:font-weight-complex="bold" fo:language="en" fo:country="IN"/>
    </style:style>
    <style:style style:name="P40" style:parent-style-name="Standard" style:list-style-name="LFO2" style:family="paragraph"/>
    <style:style style:name="T41" style:parent-style-name="DefaultParagraphFont" style:family="text">
      <style:text-properties fo:font-weight="bold" style:font-weight-asian="bold" style:font-weight-complex="bold" fo:language="en" fo:country="IN"/>
    </style:style>
    <style:style style:name="T42" style:parent-style-name="DefaultParagraphFont" style:family="text">
      <style:text-properties fo:language="en" fo:country="IN"/>
    </style:style>
    <style:style style:name="P43" style:parent-style-name="Standard" style:list-style-name="LFO2" style:family="paragraph">
      <style:text-properties fo:language="en" fo:country="IN"/>
    </style:style>
    <style:style style:name="P44" style:parent-style-name="Standard" style:family="paragraph">
      <style:text-properties fo:language="de" fo:country="DE"/>
    </style:style>
    <style:style style:name="P45" style:parent-style-name="Standard" style:family="paragraph">
      <style:text-properties fo:language="de" fo:country="DE"/>
    </style:style>
    <style:style style:name="P46" style:parent-style-name="Standard" style:family="paragraph">
      <style:text-properties fo:language="en" fo:country="IN"/>
    </style:style>
    <style:style style:name="P47" style:parent-style-name="Standard" style:family="paragraph">
      <style:text-properties fo:language="en" fo:country="IN"/>
    </style:style>
    <style:style style:name="P48" style:parent-style-name="Standard" style:family="paragraph">
      <style:text-properties fo:language="en" fo:country="IN"/>
    </style:style>
    <style:style style:name="P49" style:parent-style-name="Standard" style:family="paragraph">
      <style:text-properties fo:language="en" fo:country="IN"/>
    </style:style>
    <style:style style:name="P50" style:parent-style-name="Standard" style:family="paragraph">
      <style:text-properties fo:language="en" fo:country="IN"/>
    </style:style>
    <style:style style:name="T51" style:parent-style-name="DefaultParagraphFont" style:family="text">
      <style:text-properties fo:font-weight="bold" style:font-weight-asian="bold" style:font-weight-complex="bold" fo:language="en" fo:country="IN"/>
    </style:style>
    <style:style style:name="P52" style:parent-style-name="Standard" style:family="paragraph">
      <style:text-properties fo:language="en" fo:country="IN"/>
    </style:style>
    <style:style style:name="P53" style:parent-style-name="Standard" style:family="paragraph">
      <style:text-properties fo:language="en" fo:country="IN"/>
    </style:style>
    <style:style style:name="P54" style:parent-style-name="Standard" style:family="paragraph">
      <style:text-properties fo:language="en" fo:country="IN"/>
    </style:style>
    <style:style style:name="P55" style:parent-style-name="Standard" style:family="paragraph">
      <style:text-properties fo:language="en" fo:country="IN"/>
    </style:style>
    <style:style style:name="P56" style:parent-style-name="Standard" style:family="paragraph">
      <style:text-properties fo:language="en" fo:country="IN"/>
    </style:style>
    <style:style style:name="P57" style:parent-style-name="Standard" style:family="paragraph">
      <style:text-properties fo:language="en" fo:country="IN"/>
    </style:style>
    <style:style style:name="P58" style:parent-style-name="Standard" style:family="paragraph">
      <style:text-properties fo:language="en" fo:country="IN"/>
    </style:style>
    <style:style style:name="P59" style:parent-style-name="Standard" style:family="paragraph">
      <style:text-properties fo:language="en" fo:country="IN"/>
    </style:style>
    <style:style style:name="P60" style:parent-style-name="Standard" style:family="paragraph">
      <style:text-properties fo:language="en" fo:country="IN"/>
    </style:style>
    <style:style style:name="P61" style:parent-style-name="Standard" style:family="paragraph">
      <style:text-properties fo:language="en" fo:country="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P68" style:parent-style-name="Standard" style:family="paragraph">
      <style:text-properties fo:language="en" fo:country="IN"/>
    </style:style>
    <style:style style:name="P69" style:parent-style-name="Standard" style:family="paragraph">
      <style:text-properties fo:language="en" fo:country="IN"/>
    </style:style>
    <style:style style:name="P70" style:parent-style-name="Standard" style:family="paragraph">
      <style:text-properties fo:language="en" fo:country="IN"/>
    </style:style>
    <style:style style:name="P71" style:parent-style-name="Standard" style:family="paragraph">
      <style:text-properties fo:language="en" fo:country="IN"/>
    </style:style>
    <style:style style:name="P72" style:parent-style-name="Standard" style:family="paragraph">
      <style:text-properties fo:language="en" fo:country="IN"/>
    </style:style>
    <style:style style:name="P73" style:parent-style-name="Standard" style:family="paragraph">
      <style:text-properties fo:language="en" fo:country="IN"/>
    </style:style>
    <style:style style:name="P74" style:parent-style-name="Standard" style:family="paragraph">
      <style:text-properties fo:language="en" fo:country="IN"/>
    </style:style>
    <style:style style:name="P75" style:parent-style-name="Standard" style:family="paragraph">
      <style:text-properties fo:language="en" fo:country="IN"/>
    </style:style>
    <style:style style:name="P76" style:parent-style-name="Standard" style:family="paragraph">
      <style:text-properties fo:language="en" fo:country="IN"/>
    </style:style>
    <style:style style:name="P77" style:parent-style-name="Standard" style:family="paragraph">
      <style:text-properties fo:language="en" fo:country="IN"/>
    </style:style>
    <style:style style:name="P78" style:parent-style-name="Standard" style:family="paragraph">
      <style:text-properties fo:language="en" fo:country="IN"/>
    </style:style>
    <style:style style:name="P79" style:parent-style-name="Standard" style:family="paragraph">
      <style:text-properties fo:language="en" fo:country="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82" style:parent-style-name="Standard" style:family="paragraph">
      <style:text-properties fo:language="en" fo:country="IN"/>
    </style:style>
    <style:style style:name="P83" style:parent-style-name="Standard" style:list-style-name="LFO3" style:family="paragraph">
      <style:text-properties fo:language="en" fo:country="IN"/>
    </style:style>
    <style:style style:name="P84" style:parent-style-name="Standard" style:list-style-name="LFO3" style:family="paragraph">
      <style:text-properties fo:language="en" fo:country="IN"/>
    </style:style>
    <style:style style:name="P85" style:parent-style-name="Standard" style:list-style-name="LFO3" style:family="paragraph">
      <style:text-properties fo:language="en" fo:country="IN"/>
    </style:style>
    <style:style style:name="P86" style:parent-style-name="Standard" style:list-style-name="LFO3" style:family="paragraph">
      <style:text-properties fo:language="en" fo:country="IN"/>
    </style:style>
    <style:style style:name="P87" style:parent-style-name="Standard" style:family="paragraph">
      <style:text-properties fo:language="en" fo:country="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</office:automatic-styles>
  <office:body>
    <office:text text:use-soft-page-breaks="true">
      <text:p text:style-name="P1">Task 07</text:p>
      <text:p text:style-name="P2"/>
      <text:p text:style-name="P3">1.Implementing Pagination in a Node.js REST API</text:p>
      <text:p text:style-name="P4"/>
      <text:p text:style-name="Standard"><text:span text:style-name="T5">Step 1: Define the API Endpoint</text:span></text:p>
      <text:p text:style-name="P6"><text:s/>create a GET endpoint that accepts limit and offset as query parameters:</text:p>
      <text:p text:style-name="P7"/>
      <text:p text:style-name="P8">const express = require('express');</text:p>
      <text:p text:style-name="P9">const app = express();</text:p>
      <text:p text:style-name="P10"/>
      <text:p text:style-name="P11">// Sample product data (in a real application, this would come from a database)</text:p>
      <text:p text:style-name="P12">const products = [</text:p>
      <text:p text:style-name="P13"><text:s text:c="4"/>// Array of product objects</text:p>
      <text:p text:style-name="P14">];</text:p>
      <text:p text:style-name="P15"/>
      <text:p text:style-name="P16">// API endpoint for pagination</text:p>
      <text:p text:style-name="P17">app.get('/api/products', (req, res) =&gt; {</text:p>
      <text:p text:style-name="P18"><text:s text:c="4"/>const limit = parseInt(req.query.limit) || 10; // Default limit</text:p>
      <text:p text:style-name="P19"><text:s text:c="4"/>const offset = parseInt(req.query.offset) || 0; // Default offset</text:p>
      <text:p text:style-name="P20"/>
      <text:p text:style-name="P21"><text:s text:c="4"/>// Slice the products array to apply pagination</text:p>
      <text:p text:style-name="P22"><text:s text:c="4"/>const paginatedProducts = products.slice(offset, offset + limit);</text:p>
      <text:p text:style-name="P23"><text:s text:c="4"/>const totalProducts = products.length;</text:p>
      <text:p text:style-name="P24"/>
      <text:p text:style-name="P25"><text:s text:c="4"/>res.json({</text:p>
      <text:p text:style-name="P26"><text:s text:c="8"/>total: totalProducts,</text:p>
      <text:p text:style-name="P27"><text:s text:c="8"/>limit,</text:p>
      <text:p text:style-name="P28"><text:s text:c="8"/>offset,</text:p>
      <text:p text:style-name="P29"><text:s text:c="8"/>products: paginatedProducts,</text:p>
      <text:p text:style-name="P30"><text:s text:c="4"/>});</text:p>
      <text:p text:style-name="P31">});</text:p>
      <text:p text:style-name="P32"/>
      <text:p text:style-name="P33">// Start the server</text:p>
      <text:p text:style-name="P34">const PORT = process.env.PORT || 3000;</text:p>
      <text:p text:style-name="P35">app.listen(PORT, () =&gt; {</text:p>
      <text:p text:style-name="P36"><text:s text:c="4"/>console.log(`Server is running on port ${PORT}`);</text:p>
      <text:p text:style-name="P37">});</text:p>
      <text:p text:style-name="P38"/>
      <text:p text:style-name="P39">2. Handling Large Datasets Efficiently</text:p>
      <text:list text:style-name="LFO2" text:continue-numbering="true">
        <text:list-item>
          <text:p text:style-name="P40"><text:span text:style-name="T41">Database Queries:</text:span><text:span text:style-name="T42"><text:s/>When dealing with a large dataset, it’s essential to fetch the data from a database rather than using an in-memory array. Use SQL queries or ORM (like Sequelize) to apply pagination directly in the database.</text:span></text:p>
        </text:list-item>
        <text:list-item>
          <text:p text:style-name="P43"/>
        </text:list-item>
      </text:list>
      <text:p text:style-name="P44">Example of Pagination with SQL:</text:p>
      <text:p text:style-name="P45"/>
      <text:p text:style-name="P46">SELECT * FROM products</text:p>
      <text:p text:style-name="P47">ORDER BY id</text:p>
      <text:p text:style-name="P48">LIMIT :limit OFFSET :offset;</text:p>
      <text:p text:style-name="P49"/>
      <text:p text:style-name="P50">In the API code, you would replace the array slicing with a database call that applies the LIMIT and OFFSET in the query.</text:p>
      <text:p text:style-name="Standard"><text:span text:style-name="T51">Node.js Example with PostgreSQL using pg module:</text:span></text:p>
      <text:soft-page-break/>
      <text:p text:style-name="P52">const { Pool } = require('pg');</text:p>
      <text:p text:style-name="P53">const pool = new Pool({</text:p>
      <text:p text:style-name="P54"><text:s text:c="4"/>user: 'yourUser',</text:p>
      <text:p text:style-name="P55"><text:s text:c="4"/>host: 'localhost',</text:p>
      <text:p text:style-name="P56"><text:s text:c="4"/>database: 'yourDatabase',</text:p>
      <text:p text:style-name="P57"><text:s text:c="4"/>password: 'yourPassword',</text:p>
      <text:p text:style-name="P58"><text:s text:c="4"/>port: 5432,</text:p>
      <text:p text:style-name="P59">});</text:p>
      <text:p text:style-name="P60"/>
      <text:p text:style-name="P61">app.get('/api/products', async (req, res) =&gt; {</text:p>
      <text:p text:style-name="P62"><text:s text:c="4"/>const limit = parseInt(req.query.limit) || 10;</text:p>
      <text:p text:style-name="P63"><text:s text:c="4"/>const offset = parseInt(req.query.offset) || 0;</text:p>
      <text:p text:style-name="P64"/>
      <text:p text:style-name="P65"><text:s text:c="4"/>try {</text:p>
      <text:p text:style-name="P66"><text:s text:c="8"/>const result = await pool.query('SELECT * FROM products ORDER BY id LIMIT $1 OFFSET $2', [limit, offset]);</text:p>
      <text:p text:style-name="P67"><text:s text:c="8"/>const totalProducts = await pool.query('SELECT COUNT(*) FROM products');</text:p>
      <text:p text:style-name="P68"/>
      <text:p text:style-name="P69"><text:s text:c="8"/>res.json({</text:p>
      <text:p text:style-name="P70"><text:s text:c="12"/>total: totalProducts.rows[0].count,</text:p>
      <text:p text:style-name="P71"><text:s text:c="12"/>limit,</text:p>
      <text:p text:style-name="P72"><text:s text:c="12"/>offset,</text:p>
      <text:p text:style-name="P73"><text:s text:c="12"/>products: result.rows,</text:p>
      <text:p text:style-name="P74"><text:s text:c="8"/>});</text:p>
      <text:p text:style-name="P75"><text:s text:c="4"/>} catch (err) {</text:p>
      <text:p text:style-name="P76"><text:s text:c="8"/>console.error(err);</text:p>
      <text:p text:style-name="P77"><text:s text:c="8"/>res.status(500).send('Internal Server Error');</text:p>
      <text:p text:style-name="P78"><text:s text:c="4"/>}</text:p>
      <text:p text:style-name="P79">});</text:p>
      <text:p text:style-name="P80"/>
      <text:p text:style-name="P81"/>
      <text:p text:style-name="P82">Summary of Efficiency Strategies</text:p>
      <text:list text:style-name="LFO3" text:continue-numbering="true">
        <text:list-item>
          <text:p text:style-name="P83">Database Pagination: Use SQL LIMIT and OFFSET to reduce the amount of data transferred and processed at once.</text:p>
        </text:list-item>
        <text:list-item>
          <text:p text:style-name="P84">Indexes: Ensure proper indexing on the database columns that are frequently queried to improve performance.</text:p>
        </text:list-item>
        <text:list-item>
          <text:p text:style-name="P85">Caching: Implement caching strategies for frequently accessed data to minimize database load and improve response time.</text:p>
        </text:list-item>
        <text:list-item>
          <text:p text:style-name="P86">Cursor-Based Pagination: For very large datasets, consider implementing cursor-based pagination instead of offset-based pagination to improve performance and reduce the impact of shifting data.</text:p>
        </text:list-item>
      </text:list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3:25:00Z</dc:date>
    <meta:template xlink:href="Normal.dotm" xlink:type="simple"/>
    <meta:editing-cycles>3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35" meta:character-count="2911" meta:row-count="20" meta:non-whitespace-character-count="2481"/>
  </office:meta>
</office:document-meta>
</file>